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text-properties fo:font-size="6pt" style:font-size-asian="6pt" style:font-size-complex="6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8">ПОВЕРКИ</text:span></text:p>
      <text:p text:style-name="P4"/>
      <text:p text:style-name="P15"><text:span text:style-name="T10">БДКГ-22</text:span><text:span text:style-name="T4">4</text:span><text:span text:style-name="T10"> зав. № <text:s text:c="2"/></text:span><text:span text:style-name="T3">$allSerial</text:span></text:p>
      <text:p text:style-name="P14"><text:span text:style-name="T18">принадлежащего<text:tab/></text:span><text:span text:style-name="T19"><text:tab/></text:span></text:p>
      <text:p text:style-name="P16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нЗв/ч, <text:s/>согласно методике, изложенной в </text:span><text:span text:style-name="T23">МП. </text:span><text:span text:style-name="T22">2844-2018</text:span></text:p>
      <text:p text:style-name="P11"><text:span text:style-name="T8">1. С</text:span>редства <text:span text:style-name="T8">поверки</text:span></text:p>
      <text:p text:style-name="P9">а)<text:tab/>Эталонные средства измерений:</text:p>
      <text:p text:style-name="P17">- <text:span text:style-name="T1">$facility_110</text:span>;</text:p>
      <text:p text:style-name="P17">- <text:span text:style-name="T1">$facility_130</text:span>;</text:p>
      <text:p text:style-name="P10"><text:span text:style-name="T6">б</text:span><text:span text:style-name="T7">)<text:tab/></text:span><text:span text:style-name="T6">Оборудование</text:span><text:span text:style-name="T7">: </text:span></text:p>
      <text:p text:style-name="P18">- пульт проверки БД ТИАЯ.441546.001, или адаптер интерфейсный ТИАЯ.468369.004 с ПЭВМ, управляемой программой “SARKtech”;</text:p>
      <text:p text:style-name="P12">2. Поверка блоков детектирования</text:p>
      <text:p text:style-name="P9">а)<text:tab/>Внешний осмотр и опробование БД:</text:p>
      <text:p text:style-name="P19">- документация<text:tab/></text:p>
      <text:p text:style-name="P19">- отсутствие механических повреждений<text:tab/></text:p>
      <text:p text:style-name="P20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9">- контроль работоспособности<text:tab/></text:p>
      <text:p text:style-name="P9"><text:span text:style-name="T8">б</text:span>)<text:tab/>Определение допускаемой основной относительной погрешности измерения мощности амбиентного эквивалента <text:span text:style-name="T8">дозы</text:span> измерителя с БДКГ–<text:span text:style-name="T8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3">Блок детектирования <text:span text:style-name="T8">гамма-излучения БДКГ-22</text:span>4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8">контрольной</text:span> точке <text:span text:style-name="T17">Ḣ</text:span><text:span text:style-name="T15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9">Относи-тельная</text:span><text:span text:style-name="T21"> </text:span><text:span text:style-name="T9">погреш-ность</text:span><text:span text:style-name="T21"> </text:span><text:span text:style-name="T9">измерения</text:span> </text:p>
            <text:p text:style-name="P25"><text:span text:style-name="T11">θ</text:span><text:span text:style-name="T16">пр</text:span><text:span text:style-name="T15">i</text:span><text:span text:style-name="T8">,</text:span> %</text:p>
          </table:table-cell>
          <table:table-cell table:style-name="t1.B2" table:number-rows-spanned="3" office:value-type="string">
            <text:p text:style-name="P23"><text:span text:style-name="T8">Довери-тель</text:span>ная граница погреш-ности измерения <text:span text:style-name="T5">Δ</text:span><text:span text:style-name="T15">i</text:span><text:span text:style-name="T1">,</text:span> %</text:p>
          </table:table-cell>
          <table:table-cell table:style-name="t1.K2" table:number-rows-spanned="3" office:value-type="string">
            <text:p text:style-name="P24"><text:span text:style-name="T20">Предел основной </text:span><text:span text:style-name="T8">относи-тельной</text:span> <text:span text:style-name="T1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4">1</text:span></text:p>
          </table:table-cell>
          <table:table-cell table:style-name="t1.D3" office:value-type="string">
            <text:p text:style-name="P28"><text:span text:style-name="T2">H</text:span><text:span text:style-name="T14">2</text:span></text:p>
          </table:table-cell>
          <table:table-cell table:style-name="t1.D3" office:value-type="string">
            <text:p text:style-name="P28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06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8" office:value-type="string">
            <text:p text:style-name="P7">±<text:span text:style-name="T1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0,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>
          <table:table-cell table:style-name="t1.A12" office:value-type="string">
            <text:p text:style-name="P7"><text:span text:style-name="T8">0,7</text:span> Зв/ч</text:p>
          </table:table-cell>
          <table:table-cell table:style-name="t1.B12" office:value-type="string">
            <text:p text:style-name="P8">$1-37</text:p>
          </table:table-cell>
          <table:table-cell table:style-name="t1.B12" office:value-type="string">
            <text:p text:style-name="P8">$1-47</text:p>
          </table:table-cell>
          <table:table-cell table:style-name="t1.B12" office:value-type="string">
            <text:p text:style-name="P8">$1-57</text:p>
          </table:table-cell>
          <table:table-cell table:style-name="t1.B12" office:value-type="string">
            <text:p text:style-name="P8">$1-67</text:p>
          </table:table-cell>
          <table:table-cell table:style-name="t1.B12" office:value-type="string">
            <text:p text:style-name="P8">$1-77</text:p>
          </table:table-cell>
          <table:table-cell table:style-name="t1.B12" office:value-type="string">
            <text:p text:style-name="P8">$1-87</text:p>
          </table:table-cell>
          <table:table-cell table:style-name="t1.B12" office:value-type="string">
            <text:p text:style-name="P8">$1-07</text:p>
          </table:table-cell>
          <table:table-cell table:style-name="t1.B12" office:value-type="string">
            <text:p text:style-name="P8">$1-17</text:p>
          </table:table-cell>
          <table:table-cell table:style-name="t1.B12" office:value-type="string">
            <text:p text:style-name="P8">$1-27</text:p>
          </table:table-cell>
          <table:covered-table-cell/>
        </table:table-row>
      </table:table>
      <text:p text:style-name="P2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2:12.88</dc:date>
    <meta:editing-duration>P3DT2H2M19S</meta:editing-duration>
    <meta:editing-cycles>324</meta:editing-cycles>
    <meta:generator>OpenOffice/4.1.6$Win32 OpenOffice.org_project/416m1$Build-9790</meta:generator>
    <meta:document-statistic meta:table-count="2" meta:image-count="0" meta:object-count="0" meta:page-count="1" meta:paragraph-count="123" meta:word-count="274" meta:character-count="1890"/>
  </office:meta>
</office:document-meta>
</file>